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draw:fill="solid" draw:fill-color="#ccccff" draw:fill-image-width="0cm" draw:fill-image-height="0cm"/>
    </style:style>
    <style:style style:name="dp2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33a3a3" draw:fill-gradient-name="Gradient_20_1" draw:fill-hatch-name="Black_20_0_20_Degrees" draw:fill-image-name="Empty" draw:opacity="50%" draw:textarea-horizontal-align="justify" draw:textarea-vertical-align="middle" draw:auto-grow-height="false" draw:shadow="visible" draw:shadow-opacity="50%"/>
    </style:style>
    <style:style style:name="gr6" style:family="graphic" style:parent-style-name="standard">
      <style:graphic-properties draw:auto-grow-height="false" fo:min-height="0.749cm" fo:min-width="0.499cm" fo:wrap-option="no-wrap"/>
    </style:style>
    <style:style style:name="gr7" style:family="graphic" style:parent-style-name="standard">
      <style:graphic-properties draw:stroke="dash" draw:stroke-dash="_32__20_Dots_20_1_20_Dash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dash" draw:stroke-dash="_32__20_Dots_20_1_20_Dash"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dash" draw:stroke-dash="Fine_20_Dashed_20__28_var_29_"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Tahoma" style:font-style-name="Normal" style:font-family-generic="swiss" style:font-pitch="variable" fo:font-size="10.5pt" style:font-family-asian="宋体" style:font-style-name-asian="标准" style:font-pitch-asian="variable" style:font-size-asian="10.5pt" style:font-size-complex="10.5pt"/>
    </style:style>
    <style:style style:name="P3" style:family="paragraph">
      <style:paragraph-properties fo:text-align="center"/>
      <style:text-properties fo:font-size="10.5pt" style:font-size-asian="10.5pt" style:font-size-complex="10.5pt"/>
    </style:style>
    <style:style style:name="P4" style:family="paragraph">
      <style:paragraph-properties fo:text-align="center"/>
      <style:text-properties fo:font-family="Verdana" style:font-family-generic="swiss" style:font-pitch="variable" fo:font-size="14pt" style:font-size-asian="14pt" style:font-size-complex="14pt"/>
    </style:style>
    <style:style style:name="P5" style:family="paragraph">
      <style:text-properties fo:font-family="Verdana" style:font-style-name="Normal" style:font-family-generic="swiss" style:font-pitch="variable" fo:font-size="10.5pt" fo:font-style="normal" fo:font-weight="normal" style:font-family-asian="宋体" style:font-style-name-asian="标准" style:font-pitch-asian="variable" style:font-size-asian="10.5pt" style:font-style-asian="normal" style:font-weight-asian="normal" style:font-size-complex="18pt"/>
    </style:style>
    <style:style style:name="P6" style:family="paragraph">
      <style:paragraph-properties fo:text-align="center"/>
      <style:text-properties fo:font-family="Verdana" style:font-style-name="Normal" style:font-family-generic="swiss" style:font-pitch="variable" fo:font-size="10.5pt" fo:font-style="normal" fo:font-weight="normal" style:font-family-asian="宋体" style:font-style-name-asian="标准" style:font-pitch-asian="variable" style:font-size-asian="10.5pt" style:font-style-asian="normal" style:font-weight-asian="normal" style:font-size-complex="18pt"/>
    </style:style>
    <style:style style:name="P7" style:family="paragraph">
      <style:paragraph-properties fo:text-align="center"/>
      <style:text-properties fo:font-family="Verdana" style:font-style-name="Normal" style:font-family-generic="swiss" style:font-pitch="variable" fo:font-size="10.5pt" fo:font-style="normal" fo:font-weight="normal" style:font-family-asian="宋体" style:font-style-name-asian="标准" style:font-pitch-asian="variable" style:font-size-asian="10.5pt" style:font-style-asian="normal" style:font-weight-asian="normal"/>
    </style:style>
    <style:style style:name="P8" style:family="paragraph">
      <style:paragraph-properties fo:text-align="center"/>
      <style:text-properties fo:font-family="Verdana" style:font-style-name="Normal" style:font-family-generic="swiss" style:font-pitch="variable" fo:font-size="10.5pt" style:font-family-asian="宋体" style:font-style-name-asian="标准" style:font-pitch-asian="variable" style:font-size-asian="10.5pt" style:font-size-complex="18pt"/>
    </style:style>
    <style:style style:name="P9" style:family="paragraph">
      <style:text-properties fo:font-size="18pt"/>
    </style:style>
    <style:style style:name="T1" style:family="text">
      <style:text-properties fo:font-family="Tahoma" style:font-style-name="Normal" style:font-family-generic="swiss" style:font-pitch="variable" fo:font-size="10.5pt" style:font-family-asian="宋体" style:font-style-name-asian="标准" style:font-pitch-asian="variable" style:font-size-asian="10.5pt" style:font-size-complex="10.5pt"/>
    </style:style>
    <style:style style:name="T2" style:family="text">
      <style:text-properties fo:font-family="Tahoma" style:font-family-generic="swiss" style:font-pitch="variable" fo:font-size="14pt" style:font-size-asian="14pt" style:font-size-complex="14pt"/>
    </style:style>
    <style:style style:name="T3" style:family="text">
      <style:text-properties fo:font-family="Tahoma" style:font-style-name="Normal" style:font-family-generic="swiss" style:font-pitch="variable" fo:font-size="10.5pt" style:font-family-asian="宋体" style:font-style-name-asian="标准" style:font-pitch-asian="variable" style:font-size-asian="10.5pt" style:font-size-complex="18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family="Verdana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office:forms form:automatic-focus="false" form:apply-design-mode="false"/>
        <draw:custom-shape draw:style-name="gr1" draw:text-style-name="P2" draw:id="id6" draw:layer="layout" svg:width="4cm" svg:height="1.5cm" svg:x="6.5cm" svg:y="14.263cm">
          <text:p text:style-name="P1"><text:span text:style-name="T1">nf_register_hook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4cm" svg:height="1.5cm" svg:x="6.5cm" svg:y="11.863cm">
          <text:p text:style-name="P1"><text:span text:style-name="T1">ip_vs_conn_in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4" draw:layer="layout" svg:width="4cm" svg:height="1.5cm" svg:x="6.5cm" svg:y="9.563cm">
          <text:p text:style-name="P1"><text:span text:style-name="T1">ip_vs_app_in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4cm" svg:height="1.5cm" svg:x="6.5cm" svg:y="7.263cm">
          <text:p text:style-name="P1"><text:span text:style-name="T1">ip_vs_protocol_in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4cm" svg:height="1.5cm" svg:x="6.5cm" svg:y="4.963cm">
          <text:p text:style-name="P1"><text:span text:style-name="T1">ip_vs_control_in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" draw:layer="layout" svg:width="4cm" svg:height="1.5cm" svg:x="6.5cm" svg:y="2.663cm">
          <text:p text:style-name="P1"><text:span text:style-name="T1">ip_vs_estimator_in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7" draw:layer="layout" svg:width="4cm" svg:height="1.5cm" svg:x="16.7cm" svg:y="14.435cm">
          <text:p text:style-name="P1"><text:span text:style-name="T1">nf_unregister_hook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8" draw:layer="layout" svg:width="4cm" svg:height="1.5cm" svg:x="16.7cm" svg:y="12.235cm">
          <text:p text:style-name="P1"><text:span text:style-name="T1">ip_vs_conn_cleanu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9" draw:layer="layout" svg:width="4cm" svg:height="1.5cm" svg:x="16.7cm" svg:y="9.835cm">
          <text:p text:style-name="P1"><text:span text:style-name="T1">ip_vs_app_cleanu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0" draw:layer="layout" svg:width="4cm" svg:height="1.5cm" svg:x="16.7cm" svg:y="7.335cm">
          <text:p text:style-name="P1"><text:span text:style-name="T1">ip_vs_protocol_cleanu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1" draw:layer="layout" svg:width="4cm" svg:height="1.5cm" svg:x="16.7cm" svg:y="5.035cm">
          <text:p text:style-name="P1"><text:span text:style-name="T1">ip_vs_control_cleanu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2" draw:layer="layout" svg:width="4.7cm" svg:height="1.5cm" svg:x="16.3cm" svg:y="2.735cm">
          <text:p text:style-name="P1"><text:span text:style-name="T1">ip_vs_estimator_cleanup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8.5cm" svg:y1="4.163cm" svg:x2="8.5cm" svg:y2="4.963cm" draw:start-shape="id1" draw:start-glue-point="2" draw:end-shape="id2" draw:end-glue-point="0" svg:d="m8500 4163v800">
          <text:p/>
        </draw:connector>
        <draw:connector draw:style-name="gr2" draw:text-style-name="P1" draw:layer="layout" svg:x1="8.5cm" svg:y1="6.463cm" svg:x2="8.5cm" svg:y2="7.263cm" draw:start-shape="id2" draw:start-glue-point="2" draw:end-shape="id3" draw:end-glue-point="0" svg:d="m8500 6463v800">
          <text:p/>
        </draw:connector>
        <draw:connector draw:style-name="gr2" draw:text-style-name="P1" draw:layer="layout" svg:x1="8.5cm" svg:y1="8.763cm" svg:x2="8.5cm" svg:y2="9.563cm" draw:start-shape="id3" draw:start-glue-point="2" draw:end-shape="id4" draw:end-glue-point="0" svg:d="m8500 8763v800">
          <text:p/>
        </draw:connector>
        <draw:connector draw:style-name="gr2" draw:text-style-name="P1" draw:layer="layout" svg:x1="8.5cm" svg:y1="11.063cm" svg:x2="8.5cm" svg:y2="11.863cm" draw:start-shape="id4" draw:start-glue-point="2" draw:end-shape="id5" draw:end-glue-point="0" svg:d="m8500 11063v800">
          <text:p/>
        </draw:connector>
        <draw:connector draw:style-name="gr2" draw:text-style-name="P1" draw:layer="layout" svg:x1="8.5cm" svg:y1="13.363cm" svg:x2="8.5cm" svg:y2="14.263cm" draw:start-shape="id5" draw:start-glue-point="2" draw:end-shape="id6" draw:end-glue-point="0" svg:d="m8500 13363v900">
          <text:p/>
        </draw:connector>
        <draw:connector draw:style-name="gr2" draw:text-style-name="P1" draw:layer="layout" svg:x1="18.7cm" svg:y1="14.435cm" svg:x2="18.7cm" svg:y2="13.735cm" draw:start-shape="id7" draw:start-glue-point="0" draw:end-shape="id8" draw:end-glue-point="2" svg:d="m18700 14435v-700">
          <text:p/>
        </draw:connector>
        <draw:connector draw:style-name="gr2" draw:text-style-name="P1" draw:layer="layout" svg:x1="18.7cm" svg:y1="12.235cm" svg:x2="18.7cm" svg:y2="11.335cm" draw:start-shape="id8" draw:start-glue-point="0" draw:end-shape="id9" draw:end-glue-point="2" svg:d="m18700 12235v-900">
          <text:p/>
        </draw:connector>
        <draw:connector draw:style-name="gr2" draw:text-style-name="P1" draw:layer="layout" svg:x1="18.7cm" svg:y1="9.835cm" svg:x2="18.7cm" svg:y2="8.835cm" draw:start-shape="id9" draw:start-glue-point="0" draw:end-shape="id10" draw:end-glue-point="2" svg:d="m18700 9835v-1000">
          <text:p/>
        </draw:connector>
        <draw:connector draw:style-name="gr2" draw:text-style-name="P1" draw:layer="layout" svg:x1="18.7cm" svg:y1="7.335cm" svg:x2="18.7cm" svg:y2="6.535cm" draw:start-shape="id10" draw:start-glue-point="0" draw:end-shape="id11" draw:end-glue-point="2" svg:d="m18700 7335v-800">
          <text:p/>
        </draw:connector>
        <draw:connector draw:style-name="gr2" draw:text-style-name="P1" draw:layer="layout" svg:x1="18.7cm" svg:y1="5.035cm" svg:x2="18.65cm" svg:y2="4.235cm" draw:start-shape="id11" draw:start-glue-point="0" draw:end-shape="id12" draw:end-glue-point="2" svg:d="m18700 5035v-400h-50v-400">
          <text:p/>
        </draw:connector>
        <draw:connector draw:style-name="gr3" draw:text-style-name="P1" draw:layer="layout" svg:x1="10.5cm" svg:y1="5.713cm" svg:x2="16.3cm" svg:y2="3.485cm" draw:start-shape="id2" draw:start-glue-point="1" draw:end-shape="id12" svg:d="m10500 5713h2900v-2228h2900">
          <text:p text:style-name="P1">fail</text:p>
        </draw:connector>
        <draw:connector draw:style-name="gr3" draw:text-style-name="P1" draw:layer="layout" svg:x1="10.5cm" svg:y1="10.313cm" svg:x2="16.7cm" svg:y2="8.085cm" draw:start-shape="id4" draw:start-glue-point="1" draw:end-shape="id10" draw:end-glue-point="3" svg:d="m10500 10313h3100v-2228h3100">
          <text:p text:style-name="P1">fail</text:p>
        </draw:connector>
        <draw:connector draw:style-name="gr3" draw:text-style-name="P1" draw:layer="layout" svg:x1="10.5cm" svg:y1="12.613cm" svg:x2="16.7cm" svg:y2="10.585cm" draw:start-shape="id5" draw:start-glue-point="1" draw:end-shape="id9" svg:d="m10500 12613h3100v-2028h3100">
          <text:p text:style-name="P1">fail</text:p>
        </draw:connector>
        <draw:connector draw:style-name="gr3" draw:text-style-name="P1" draw:layer="layout" svg:x1="10.5cm" svg:y1="15.013cm" svg:x2="16.7cm" svg:y2="12.985cm" draw:start-shape="id6" draw:start-glue-point="1" draw:end-shape="id8" draw:end-glue-point="3" svg:d="m10500 15013h3100v-2028h3100">
          <text:p text:style-name="P1">fail</text:p>
        </draw:connector>
        <draw:connector draw:style-name="gr2" draw:text-style-name="P1" draw:layer="layout" svg:x1="8.5cm" svg:y1="15.763cm" svg:x2="8.505cm" svg:y2="16.694cm" draw:start-shape="id6" draw:start-glue-point="2" svg:d="m8500 15763v716h5v215">
          <text:p/>
        </draw:connector>
        <draw:connector draw:style-name="gr2" draw:text-style-name="P1" draw:layer="layout" svg:x1="18.679cm" svg:y1="16.6cm" svg:x2="18.7cm" svg:y2="15.935cm" draw:end-shape="id7" draw:end-glue-point="2" svg:d="m18679 16600v-82h21v-583">
          <text:p/>
        </draw:connector>
        <draw:frame draw:style-name="gr4" draw:layer="layout" svg:width="8.478cm" svg:height="0.992cm" svg:x="3.448cm" svg:y="1.5cm">
          <draw:text-box>
            <text:p><text:span text:style-name="T2">1. module initialization and destroy</text:span> </text:p>
          </draw:text-box>
        </draw:frame>
        <draw:connector draw:style-name="gr2" draw:text-style-name="P1" draw:layer="layout" svg:x1="18.65cm" svg:y1="2.735cm" svg:x2="18.616cm" svg:y2="1.733cm" draw:start-shape="id12" draw:start-glue-point="0" svg:d="m18650 2735v-751h-34v-251">
          <text:p/>
        </draw:connector>
      </draw:page>
      <draw:page draw:name="page2" draw:style-name="dp2" draw:master-page-name="默认">
        <office:forms form:automatic-focus="false" form:apply-design-mode="false"/>
        <draw:custom-shape draw:style-name="gr1" draw:text-style-name="P2" draw:id="id13" draw:layer="layout" svg:width="4cm" svg:height="1.5cm" svg:x="4cm" svg:y="8cm">
          <text:p text:style-name="P1"><text:span text:style-name="T1">NF_IP_PRE_ROUTING</text:span></text:p>
          <text:p text:style-name="P1"><text:span text:style-name="T1">处理接收到的</text:span><text:span text:style-name="T1">skb</text:span><text:span text:style-name="T1">包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7" draw:layer="layout" svg:width="4cm" svg:height="1.5cm" svg:x="15.1cm" svg:y="11.1cm">
          <text:p text:style-name="P1"><text:span text:style-name="T1">NF_IP_LOCAL_OUT</text:span></text:p>
          <text:p text:style-name="P1"><text:span text:style-name="T1">处理本机发出的包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6" draw:layer="layout" svg:width="4cm" svg:height="1.5cm" svg:x="7.9cm" svg:y="11.1cm">
          <text:p text:style-name="P1"><text:span text:style-name="T1">NF_IP_LOCAL_IN</text:span></text:p>
          <text:p text:style-name="P1"><text:span text:style-name="T1">处理发给本机的包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8" draw:layer="layout" svg:width="4.5cm" svg:height="1.5cm" svg:x="18.5cm" svg:y="8cm">
          <text:p text:style-name="P1"><text:span text:style-name="T1">NF_IP_POST_ROUTING</text:span></text:p>
          <text:p text:style-name="P1"><text:span text:style-name="T1">处理将要发出的</text:span><text:span text:style-name="T1">skb</text:span><text:span text:style-name="T1">包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5" draw:layer="layout" svg:width="4cm" svg:height="1.5cm" svg:x="12.091cm" svg:y="7.972cm">
          <text:p text:style-name="P1"><text:span text:style-name="T1">NF_IP_FORWARD</text:span></text:p>
          <text:p text:style-name="P1"><text:span text:style-name="T1">处理需要转发的包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14" draw:layer="layout" svg:width="2cm" svg:height="2.3cm" svg:x="8.9cm" svg:y="7.6cm">
          <text:p><text:span text:style-name="T3">路由</text:span></text:p>
          <text:p><text:span text:style-name="T3">分类</text:span></text:p>
          <text:p><text:span text:style-name="T3">判断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8cm" svg:y1="8.75cm" svg:x2="8.9cm" svg:y2="8.749cm" draw:start-shape="id13" draw:start-glue-point="1" draw:end-shape="id14" draw:end-glue-point="5" svg:d="m8000 8750h450v-1h450">
          <text:p/>
        </draw:connector>
        <draw:connector draw:style-name="gr2" draw:text-style-name="P1" draw:layer="layout" svg:x1="10.9cm" svg:y1="8.749cm" svg:x2="12.091cm" svg:y2="8.722cm" draw:start-shape="id14" draw:start-glue-point="7" draw:end-shape="id15" draw:end-glue-point="3" svg:d="m10900 8749h596v-27h595">
          <text:p/>
        </draw:connector>
        <draw:connector draw:style-name="gr2" draw:text-style-name="P1" draw:layer="layout" svg:x1="9.899cm" svg:y1="9.9cm" svg:x2="9.9cm" svg:y2="11.1cm" draw:start-shape="id14" draw:start-glue-point="6" draw:end-shape="id16" draw:end-glue-point="0" svg:d="m9899 9900v601h1v599">
          <text:p/>
        </draw:connector>
        <draw:connector draw:style-name="gr2" draw:text-style-name="P1" draw:layer="layout" svg:x1="17.1cm" svg:y1="11.1cm" svg:x2="18.5cm" svg:y2="8.75cm" draw:start-shape="id17" draw:start-glue-point="0" draw:end-shape="id18" draw:end-glue-point="3" svg:d="m17100 11100v-2350h1400">
          <text:p/>
        </draw:connector>
        <draw:connector draw:style-name="gr2" draw:text-style-name="P1" draw:layer="layout" svg:x1="16.091cm" svg:y1="8.722cm" svg:x2="18.5cm" svg:y2="8.75cm" draw:start-shape="id15" draw:start-glue-point="1" draw:end-shape="id18" draw:end-glue-point="3" svg:d="m16091 8722h1205v28h1204">
          <text:p/>
        </draw:connector>
        <draw:custom-shape draw:style-name="gr5" draw:text-style-name="P2" draw:id="id19" draw:layer="layout" svg:width="4cm" svg:height="1.5cm" svg:x="7.9cm" svg:y="13.8cm">
          <text:p text:style-name="P1"><text:span text:style-name="T1">ip_vs_i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id="id21" draw:layer="layout" svg:width="4cm" svg:height="1.5cm" svg:x="15.1cm" svg:y="13.7cm">
          <text:p text:style-name="P1"><text:span text:style-name="T1">ip_vs_post_routing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id="id20" draw:layer="layout" svg:width="4cm" svg:height="1.5cm" svg:x="15cm" svg:y="4.5cm">
          <text:p text:style-name="P1"><text:span text:style-name="T1">ip_vs_ou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id="id22" draw:layer="layout" svg:width="4cm" svg:height="1.5cm" svg:x="9.5cm" svg:y="4.5cm">
          <text:p text:style-name="P1"><text:span text:style-name="T1">ip_vs_forward_icmp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-0.6cm" svg:x1="7.9cm" svg:y1="11.85cm" svg:x2="7.9cm" svg:y2="14.55cm" draw:start-shape="id16" draw:start-glue-point="3" draw:end-shape="id19" svg:d="m7900 11850h-1100v2700h1100">
          <text:p text:style-name="P1"><text:span text:style-name="T4">Hook 0</text:span></text:p>
        </draw:connector>
        <draw:connector draw:style-name="gr3" draw:text-style-name="P3" draw:layer="layout" svg:x1="14.091cm" svg:y1="7.972cm" svg:x2="15cm" svg:y2="5.25cm" draw:start-shape="id15" draw:start-glue-point="0" draw:end-shape="id20" draw:end-glue-point="3" svg:d="m14091 7972v-2722h909">
          <text:p text:style-name="P1"><text:span text:style-name="T4">Hook 2</text:span></text:p>
        </draw:connector>
        <draw:connector draw:style-name="gr3" draw:text-style-name="P3" draw:layer="layout" draw:line-skew="0.6cm" svg:x1="19.1cm" svg:y1="11.85cm" svg:x2="19.1cm" svg:y2="14.45cm" draw:start-shape="id17" draw:start-glue-point="1" draw:end-shape="id21" draw:end-glue-point="1" svg:d="m19100 11850h1400v2600h-1400">
          <text:p text:style-name="P1"><text:span text:style-name="T4">Hook 3</text:span></text:p>
        </draw:connector>
        <draw:connector draw:style-name="gr3" draw:text-style-name="P3" draw:layer="layout" svg:x1="14.091cm" svg:y1="7.972cm" svg:x2="9.5cm" svg:y2="5.25cm" draw:start-shape="id15" draw:start-glue-point="0" draw:end-shape="id22" draw:end-glue-point="3" svg:d="m14091 7972v-836h-5091v-1886h500">
          <text:p text:style-name="P1"><text:span text:style-name="T4">Hook 1</text:span></text:p>
        </draw:connector>
        <draw:frame draw:style-name="gr4" draw:layer="layout" svg:width="9.036cm" svg:height="0.848cm" svg:x="3.448cm" svg:y="1.5cm">
          <draw:text-box>
            <text:p><text:span text:style-name="T2">2. hook functions on packet processing</text:span></text:p>
          </draw:text-box>
        </draw:frame>
        <draw:connector draw:style-name="gr2" draw:text-style-name="P1" draw:layer="layout" svg:x1="2.3cm" svg:y1="8.754cm" svg:x2="4cm" svg:y2="8.75cm" draw:end-shape="id13" draw:end-glue-point="3" svg:d="m2300 8754h600v-4h1100">
          <text:p/>
        </draw:connector>
        <draw:connector draw:style-name="gr2" draw:text-style-name="P1" draw:layer="layout" svg:x1="23cm" svg:y1="8.75cm" svg:x2="24.504cm" svg:y2="8.754cm" draw:start-shape="id18" draw:start-glue-point="1" svg:d="m23000 8750h1002v4h502">
          <text:p/>
        </draw:connector>
      </draw:page>
      <draw:page draw:name="page3" draw:style-name="dp2" draw:master-page-name="默认">
        <office:forms form:automatic-focus="false" form:apply-design-mode="false"/>
        <draw:frame draw:style-name="gr4" draw:layer="layout" svg:width="9.769cm" svg:height="0.857cm" svg:x="3.448cm" svg:y="1.5cm">
          <draw:text-box>
            <text:p><text:span text:style-name="T5">3. components diagrams - estimator</text:span><text:span text:style-name="T2"> </text:span></text:p>
          </draw:text-box>
        </draw:frame>
        <draw:custom-shape draw:style-name="gr1" draw:text-style-name="P4" draw:id="id23" draw:layer="layout" svg:width="5.5cm" svg:height="1.5cm" svg:x="3cm" svg:y="4cm">
          <text:p text:style-name="P1"><text:span text:style-name="T5">ip_vs_estimator_init</text:span></text:p>
          <text:p text:style-name="P1"><text:span text:style-name="T5">初始化预估器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8.5cm" svg:y1="4.75cm" svg:x2="14.3cm" svg:y2="4.75cm" draw:start-shape="id23" draw:start-glue-point="1" draw:end-shape="id24" draw:end-glue-point="3" svg:d="m8500 4750h5800">
          <text:p text:style-name="P1"><text:span text:style-name="T5">Add timer</text:span></text:p>
        </draw:connector>
        <draw:custom-shape draw:style-name="gr1" draw:text-style-name="P4" draw:id="id24" draw:layer="layout" svg:width="5.5cm" svg:height="1.5cm" svg:x="14.3cm" svg:y="4cm">
          <text:p text:style-name="P1"><text:span text:style-name="T5">estimation_timer</text:span></text:p>
          <text:p text:style-name="P1"><text:span text:style-name="T5">预估器更新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1.7cm 1cm" svg:x1="19.8cm" svg:y1="4.75cm" svg:x2="17.05cm" svg:y2="5.5cm" draw:start-shape="id24" draw:start-glue-point="1" draw:end-shape="id24" draw:end-glue-point="2" svg:d="m19800 4750h2200v2250h-4950v-1500">
          <text:p text:style-name="P1"><text:span text:style-name="T5">Add timer</text:span></text:p>
        </draw:connector>
        <draw:custom-shape draw:style-name="gr1" draw:text-style-name="P4" draw:id="id25" draw:layer="layout" svg:width="5.5cm" svg:height="1.5cm" svg:x="6.2cm" svg:y="8.5cm">
          <text:p text:style-name="P1"><text:span text:style-name="T5">ip_vs_kill_estimator</text:span></text:p>
          <text:p text:style-name="P1"><text:span text:style-name="T5">初始化预估器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5.5cm" svg:height="1.5cm" svg:x="3cm" svg:y="4cm">
          <text:p text:style-name="P1"><text:span text:style-name="T5">ip_vs_estimator_init</text:span></text:p>
          <text:p text:style-name="P1"><text:span text:style-name="T5">初始化预估器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1.7cm" svg:y1="9.25cm" svg:x2="14.3cm" svg:y2="4.75cm" draw:start-shape="id25" draw:start-glue-point="1" draw:end-shape="id24" draw:end-glue-point="3" svg:d="m11700 9250h1300v-4500h1300">
          <text:p text:style-name="P1"><text:span text:style-name="T5">remove timer</text:span></text:p>
        </draw:connector>
        <draw:connector draw:style-name="gr3" draw:text-style-name="P4" draw:layer="layout" svg:x1="1.41cm" svg:y1="9.273cm" svg:x2="6.2cm" svg:y2="9.25cm" draw:end-shape="id25" draw:end-glue-point="3" svg:d="m1410 9273h2145v-23h2645">
          <text:p text:style-name="P1"><text:span text:style-name="T5">remove timer</text:span></text:p>
        </draw:connector>
      </draw:page>
      <draw:page draw:name="page4" draw:style-name="dp2" draw:master-page-name="默认">
        <office:forms form:automatic-focus="false" form:apply-design-mode="false"/>
        <draw:frame draw:style-name="gr4" draw:text-style-name="P5" draw:layer="layout" svg:width="6.784cm" svg:height="0.696cm" svg:x="3.448cm" svg:y="1.5cm">
          <draw:text-box>
            <text:p text:style-name="P5">4. components diagrams -control </text:p>
          </draw:text-box>
        </draw:frame>
        <draw:custom-shape draw:style-name="gr1" draw:text-style-name="P6" draw:id="id35" draw:layer="layout" svg:width="4.5cm" svg:height="1cm" svg:x="4.3cm" svg:y="3.1cm">
          <text:p text:style-name="P6">Init module</text:p>
          <draw:enhanced-geometry svg:viewBox="0 0 21600 21600" draw:type="rectangle" draw:enhanced-path="M 0 0 L 21600 0 21600 21600 0 21600 0 0 Z N"/>
        </draw:custom-shape>
        <draw:custom-shape draw:style-name="gr1" draw:text-style-name="P6" draw:id="id36" draw:layer="layout" svg:width="4.5cm" svg:height="1cm" svg:x="18cm" svg:y="3.1cm">
          <text:p text:style-name="P6">Cleanup module</text:p>
          <draw:enhanced-geometry svg:viewBox="0 0 21600 21600" draw:type="rectangle" draw:enhanced-path="M 0 0 L 21600 0 21600 21600 0 21600 0 0 Z N"/>
        </draw:custom-shape>
        <draw:custom-shape draw:style-name="gr1" draw:text-style-name="P6" draw:id="id30" draw:layer="layout" svg:width="2.5cm" svg:height="1cm" svg:x="19.9cm" svg:y="8.1cm">
          <text:p text:style-name="P6">Real servers</text:p>
          <draw:enhanced-geometry svg:viewBox="0 0 21600 21600" draw:type="rectangle" draw:enhanced-path="M 0 0 L 21600 0 21600 21600 0 21600 0 0 Z N"/>
        </draw:custom-shape>
        <draw:custom-shape draw:style-name="gr6" draw:text-style-name="P5" draw:id="id26" draw:layer="layout" svg:width="22cm" svg:height="10.5cm" svg:x="2.5cm" svg:y="4.5cm">
          <svg:title>fsafas</svg:title>
          <svg:desc>dsfadsfea</svg:desc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text-style-name="P6" draw:id="id28" draw:layer="layout" svg:width="2.5cm" svg:height="1cm" svg:x="13.2cm" svg:y="12.3cm">
          <text:p text:style-name="P6">connection</text:p>
          <draw:enhanced-geometry svg:viewBox="0 0 21600 21600" draw:type="rectangle" draw:enhanced-path="M 0 0 L 21600 0 21600 21600 0 21600 0 0 Z N"/>
        </draw:custom-shape>
        <draw:custom-shape draw:style-name="gr1" draw:text-style-name="P6" draw:id="id29" draw:layer="layout" svg:width="2.5cm" svg:height="1cm" svg:x="15.8cm" svg:y="8.1cm">
          <text:p text:style-name="P6">schedule</text:p>
          <draw:enhanced-geometry svg:viewBox="0 0 21600 21600" draw:type="rectangle" draw:enhanced-path="M 0 0 L 21600 0 21600 21600 0 21600 0 0 Z N"/>
        </draw:custom-shape>
        <draw:custom-shape draw:style-name="gr1" draw:text-style-name="P6" draw:id="id27" draw:layer="layout" svg:width="2.5cm" svg:height="1cm" svg:x="13.2cm" svg:y="6cm">
          <text:p text:style-name="P6">service</text:p>
          <draw:enhanced-geometry svg:viewBox="0 0 21600 21600" draw:type="rectangle" draw:enhanced-path="M 0 0 L 21600 0 21600 21600 0 21600 0 0 Z N"/>
        </draw:custom-shape>
        <draw:custom-shape draw:style-name="gr1" draw:text-style-name="P6" draw:id="id32" draw:layer="layout" svg:width="2.5cm" svg:height="1cm" svg:x="5cm" svg:y="9.3cm">
          <text:p text:style-name="P6">Get sk_buff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1.021cm" svg:y1="9.782cm" svg:x2="2.5cm" svg:y2="9.75cm" draw:end-shape="id26" svg:d="m1021 9782h490v-32h989">
          <text:p text:style-name="P6">Netfilter</text:p>
        </draw:connector>
        <draw:custom-shape draw:style-name="gr1" draw:text-style-name="P6" draw:id="id33" draw:layer="layout" svg:width="2.5cm" svg:height="2cm" svg:x="8.8cm" svg:y="8.8cm">
          <text:p text:style-name="P6">Judge</text:p>
          <text:p text:style-name="P6">Service</text:p>
          <text:p text:style-name="P6">typ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6" draw:layer="layout" svg:x1="15.7cm" svg:y1="6.5cm" svg:x2="21.19cm" svg:y2="6.502cm" draw:start-shape="id27" draw:start-glue-point="1" svg:d="m15700 6500h2995v2h2495">
          <text:p text:style-name="P6">No? quit</text:p>
        </draw:connector>
        <draw:connector draw:style-name="gr2" draw:text-style-name="P6" draw:layer="layout" svg:x1="14.45cm" svg:y1="7cm" svg:x2="14.45cm" svg:y2="12.3cm" draw:start-shape="id27" draw:start-glue-point="2" draw:end-shape="id28" draw:end-glue-point="0" svg:d="m14450 7000v5300">
          <text:p/>
        </draw:connector>
        <draw:custom-shape draw:style-name="gr1" draw:text-style-name="P6" draw:id="id37" draw:layer="layout" svg:width="5cm" svg:height="1cm" svg:x="11cm" svg:y="2.1cm">
          <text:p text:style-name="P6">Commands and controls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svg:x1="14.45cm" svg:y1="7cm" svg:x2="15.8cm" svg:y2="8.6cm" draw:start-shape="id27" draw:start-glue-point="2" draw:end-shape="id29" draw:end-glue-point="3" svg:d="m14450 7000v1600h1350">
          <text:p/>
        </draw:connector>
        <draw:connector draw:style-name="gr8" draw:text-style-name="P7" draw:layer="layout" svg:x1="18.3cm" svg:y1="8.6cm" svg:x2="19.9cm" svg:y2="8.6cm" draw:start-shape="id29" draw:start-glue-point="1" draw:end-shape="id30" draw:end-glue-point="3" svg:d="m18300 8600h1600">
          <text:p/>
        </draw:connector>
        <draw:connector draw:style-name="gr2" draw:text-style-name="P7" draw:layer="layout" svg:x1="15.7cm" svg:y1="12.8cm" svg:x2="19cm" svg:y2="12.8cm" draw:start-shape="id28" draw:start-glue-point="1" draw:end-shape="id31" draw:end-glue-point="3" svg:d="m15700 12800h3300">
          <text:p/>
        </draw:connector>
        <draw:connector draw:style-name="gr2" draw:text-style-name="P7" draw:layer="layout" svg:x1="7.5cm" svg:y1="9.8cm" svg:x2="8.8cm" svg:y2="9.799cm" draw:start-shape="id32" draw:start-glue-point="1" draw:end-shape="id33" draw:end-glue-point="5" svg:d="m7500 9800h650v-1h650">
          <text:p/>
        </draw:connector>
        <draw:connector draw:style-name="gr3" draw:text-style-name="P7" draw:layer="layout" svg:x1="10.049cm" svg:y1="8.8cm" svg:x2="10.05cm" svg:y2="7cm" draw:start-shape="id33" draw:start-glue-point="4" draw:end-shape="id34" draw:end-glue-point="2" svg:d="m10049 8800v-900h1v-900">
          <text:p text:style-name="P7">Registered?</text:p>
        </draw:connector>
        <draw:custom-shape draw:style-name="gr1" draw:text-style-name="P6" draw:id="id34" draw:layer="layout" svg:width="2.5cm" svg:height="1cm" svg:x="8.8cm" svg:y="6cm">
          <text:p text:style-name="P6">Protocol</text:p>
          <draw:enhanced-geometry svg:viewBox="0 0 21600 21600" draw:type="rectangle" draw:enhanced-path="M 0 0 L 21600 0 21600 21600 0 21600 0 0 Z N"/>
        </draw:custom-shape>
        <draw:custom-shape draw:style-name="gr1" draw:text-style-name="P6" draw:id="id31" draw:layer="layout" svg:width="2.5cm" svg:height="1cm" svg:x="19cm" svg:y="12.3cm">
          <text:p text:style-name="P6">Update</text:p>
          <text:p text:style-name="P6">dest addr</text:p>
          <draw:enhanced-geometry svg:viewBox="0 0 21600 21600" draw:type="rectangle" draw:enhanced-path="M 0 0 L 21600 0 21600 21600 0 21600 0 0 Z N"/>
        </draw:custom-shape>
        <draw:connector draw:style-name="gr2" draw:text-style-name="P7" draw:layer="layout" svg:x1="21.5cm" svg:y1="12.8cm" svg:x2="22.4cm" svg:y2="8.6cm" draw:start-shape="id31" draw:start-glue-point="1" draw:end-shape="id30" draw:end-glue-point="1" svg:d="m21500 12800h1400v-4200h-500">
          <text:p/>
        </draw:connector>
        <draw:connector draw:style-name="gr2" draw:text-style-name="P7" draw:layer="layout" svg:x1="2.5cm" svg:y1="9.75cm" svg:x2="5cm" svg:y2="9.8cm" draw:start-shape="id26" draw:start-glue-point="3" draw:end-shape="id32" draw:end-glue-point="3" svg:d="m2500 9750h-500v50h3000">
          <text:p/>
        </draw:connector>
        <draw:connector draw:style-name="gr3" draw:text-style-name="P1" draw:layer="layout" svg:x1="24.5cm" svg:y1="9.75cm" svg:x2="26.087cm" svg:y2="9.759cm" draw:start-shape="id26" draw:start-glue-point="1" svg:d="m24500 9750h1044v9h543">
          <text:p text:style-name="P1">Net filter</text:p>
        </draw:connector>
        <draw:connector draw:style-name="gr2" draw:text-style-name="P1" draw:layer="layout" svg:x1="11.3cm" svg:y1="6.5cm" svg:x2="13.2cm" svg:y2="6.5cm" draw:start-shape="id34" draw:start-glue-point="1" draw:end-shape="id27" draw:end-glue-point="3" svg:d="m11300 6500h1900">
          <text:p/>
        </draw:connector>
        <draw:connector draw:style-name="gr2" draw:text-style-name="P1" draw:layer="layout" svg:x1="8.8cm" svg:y1="3.6cm" svg:x2="13.5cm" svg:y2="5.1cm" draw:start-shape="id35" draw:start-glue-point="1" svg:d="m8800 3600h2600v1500h2100">
          <text:p/>
        </draw:connector>
        <draw:connector draw:style-name="gr2" draw:text-style-name="P1" draw:layer="layout" svg:x1="18cm" svg:y1="3.6cm" svg:x2="13.5cm" svg:y2="5.1cm" draw:start-shape="id36" draw:start-glue-point="3" svg:d="m18000 3600h-2500v1500h-2000">
          <text:p/>
        </draw:connector>
        <draw:connector draw:style-name="gr2" draw:text-style-name="P1" draw:layer="layout" svg:x1="13.5cm" svg:y1="3.1cm" svg:x2="13.5cm" svg:y2="5.1cm" draw:start-shape="id37" draw:start-glue-point="2" svg:d="m13500 3100v2000">
          <text:p/>
        </draw:connector>
        <draw:custom-shape draw:style-name="gr1" draw:text-style-name="P8" draw:layer="layout" svg:width="2.5cm" svg:height="1cm" svg:x="4cm" svg:y="6.5cm">
          <text:p text:style-name="P8">Sync to backup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svg:x1="17.05cm" svg:y1="9.1cm" svg:x2="14.45cm" svg:y2="12.3cm" draw:start-shape="id29" draw:start-glue-point="2" draw:end-shape="id28" svg:d="m17050 9100v1600h-2600v1600">
          <text:p/>
        </draw:connector>
        <draw:connector draw:style-name="gr9" draw:text-style-name="P1" draw:layer="layout" svg:x1="13.2cm" svg:y1="12.8cm" svg:x2="11.2cm" svg:y2="12.8cm" draw:start-shape="id28" draw:start-glue-point="3" draw:end-shape="id38" svg:d="m13200 12800h-2000">
          <text:p/>
        </draw:connector>
        <draw:custom-shape draw:style-name="gr1" draw:text-style-name="P8" draw:layer="layout" svg:width="2.5cm" svg:height="1cm" svg:x="4cm" svg:y="6.5cm">
          <text:p text:style-name="P8">Sync to backup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2.5cm" svg:height="1cm" svg:x="4cm" svg:y="6.5cm">
          <text:p text:style-name="P8">Sync to backup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2.5cm" svg:height="1cm" svg:x="4cm" svg:y="6.5cm">
          <text:p text:style-name="P8">Sync to backup</text:p>
          <draw:enhanced-geometry svg:viewBox="0 0 21600 21600" draw:type="rectangle" draw:enhanced-path="M 0 0 L 21600 0 21600 21600 0 21600 0 0 Z N"/>
        </draw:custom-shape>
        <draw:custom-shape draw:style-name="gr1" draw:text-style-name="P8" draw:id="id38" draw:layer="layout" svg:width="3.3cm" svg:height="1cm" svg:x="7.9cm" svg:y="12.3cm">
          <text:p text:style-name="P8">Sync to backup</text:p>
          <draw:enhanced-geometry svg:viewBox="0 0 21600 21600" draw:type="rectangle" draw:enhanced-path="M 0 0 L 21600 0 21600 21600 0 21600 0 0 Z N"/>
        </draw:custom-shape>
        <draw:custom-shape draw:style-name="gr1" draw:text-style-name="P8" draw:id="id39" draw:layer="layout" svg:width="3.3cm" svg:height="1cm" svg:x="11.9cm" svg:y="15.8cm">
          <text:p text:style-name="P8">Show option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5cm" svg:y1="15cm" svg:x2="13.55cm" svg:y2="15.8cm" draw:start-shape="id26" draw:start-glue-point="2" draw:end-shape="id39" draw:end-glue-point="0" svg:d="m13500 15000v401h50v399">
          <text:p/>
        </draw:connector>
      </draw:page>
      <draw:page draw:name="page5" draw:style-name="dp2" draw:master-page-name="默认">
        <draw:frame draw:style-name="gr4" draw:text-style-name="P9" draw:layer="layout" svg:width="8.143cm" svg:height="0.848cm" svg:x="3.448cm" svg:y="1.5cm">
          <draw:text-box>
            <text:p><text:span text:style-name="T2">3. components diagrams - protocol</text:span></text:p>
          </draw:text-box>
        </draw:frame>
      </draw:page>
      <draw:page draw:name="page6" draw:style-name="dp2" draw:master-page-name="默认">
        <draw:frame draw:style-name="gr4" draw:text-style-name="P9" draw:layer="layout" svg:width="8.723cm" svg:height="0.848cm" svg:x="3.448cm" svg:y="1.5cm">
          <draw:text-box>
            <text:p><text:span text:style-name="T2">3. components diagrams - application</text:span></text:p>
          </draw:text-box>
        </draw:frame>
      </draw:page>
      <draw:page draw:name="page7" draw:style-name="dp2" draw:master-page-name="默认">
        <draw:frame draw:style-name="gr4" draw:text-style-name="P9" draw:layer="layout" svg:width="8.74cm" svg:height="0.848cm" svg:x="3.448cm" svg:y="1.5cm">
          <draw:text-box>
            <text:p><text:span text:style-name="T2">3. components diagrams - connection</text:span></text:p>
          </draw:text-box>
        </draw:frame>
      </draw:page>
      <draw:page draw:name="page8" draw:style-name="dp2" draw:master-page-name="默认">
        <draw:frame draw:style-name="gr4" draw:text-style-name="P9" draw:layer="layout" svg:width="7.529cm" svg:height="0.848cm" svg:x="3.448cm" svg:y="1.5cm">
          <draw:text-box>
            <text:p><text:span text:style-name="T2">components diagrams - services</text:span></text:p>
          </draw:text-box>
        </draw:frame>
      </draw:page>
      <draw:page draw:name="page9" draw:style-name="dp2" draw:master-page-name="默认">
        <draw:frame draw:style-name="gr4" draw:text-style-name="P9" draw:layer="layout" svg:width="7.711cm" svg:height="0.848cm" svg:x="3.448cm" svg:y="1.5cm">
          <draw:text-box>
            <text:p><text:span text:style-name="T2">components diagrams - schedule</text:span></text:p>
          </draw:text-box>
        </draw:frame>
      </draw:page>
      <draw:page draw:name="page10" draw:style-name="dp2" draw:master-page-name="默认">
        <draw:frame draw:style-name="gr4" draw:text-style-name="P9" draw:layer="layout" svg:width="6.395cm" svg:height="0.848cm" svg:x="3.448cm" svg:y="1.5cm">
          <draw:text-box>
            <text:p><text:span text:style-name="T2">components diagrams - ftp</text:span></text:p>
          </draw:text-box>
        </draw:frame>
      </draw:page>
      <draw:page draw:name="page11" draw:style-name="dp2" draw:master-page-name="默认">
        <draw:frame draw:style-name="gr4" draw:text-style-name="P9" draw:layer="layout" svg:width="6.767cm" svg:height="0.848cm" svg:x="3.448cm" svg:y="1.5cm">
          <draw:text-box>
            <text:p><text:span text:style-name="T2">components diagrams - sync</text:span></text:p>
          </draw:text-box>
        </draw:frame>
      </draw:page>
      <draw:page draw:name="page12" draw:style-name="dp2" draw:master-page-name="默认">
        <draw:frame draw:style-name="gr4" draw:text-style-name="P9" draw:layer="layout" svg:width="3.567cm" svg:height="0.848cm" svg:x="3.448cm" svg:y="1.5cm">
          <draw:text-box>
            <text:p><text:span text:style-name="T2">Hook ip_vs_in</text:span></text:p>
          </draw:text-box>
        </draw:frame>
      </draw:page>
      <draw:page draw:name="page13" draw:style-name="dp2" draw:master-page-name="默认">
        <draw:frame draw:style-name="gr4" draw:text-style-name="P9" draw:layer="layout" svg:width="3.889cm" svg:height="0.848cm" svg:x="3.448cm" svg:y="1.5cm">
          <draw:text-box>
            <text:p><text:span text:style-name="T2">Hook ip_vs_out</text:span></text:p>
          </draw:text-box>
        </draw:frame>
      </draw:page>
      <draw:page draw:name="page14" draw:style-name="dp2" draw:master-page-name="默认">
        <draw:frame draw:style-name="gr4" draw:text-style-name="P9" draw:layer="layout" svg:width="6.154cm" svg:height="0.848cm" svg:x="3.448cm" svg:y="1.5cm">
          <draw:text-box>
            <text:p><text:span text:style-name="T2">Hook ip_vs_forward_icm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_20_4" draw:display-name="Dash 4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文鼎PL细上海宋Uni" style:font-family-generic="roman" style:font-pitch="variable" fo:font-size="24pt" fo:language="en" fo:country="US" style:font-family-asian="文鼎PL细上海宋Uni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4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文鼎PL细上海宋Uni" style:font-family-generic="roman" style:font-pitch="variable" fo:font-size="18pt" fo:font-style="normal" fo:text-shadow="none" style:text-underline-style="none" fo:font-weight="normal" style:letter-kerning="true" style:font-family-asian="文鼎PL细上海宋Uni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18cm" style:print-orientation="landscape"/>
    </style:page-layout>
    <style:style style:name="Mdp1" style:family="drawing-page">
      <style:drawing-page-properties draw:background-size="border" draw:fill="solid" draw:fill-color="#cccc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8T14:16:35</meta:creation-date>
    <dc:date>2009-09-29T22:02:14</dc:date>
    <meta:editing-duration>PT06H09M39S</meta:editing-duration>
    <meta:editing-cycles>62</meta:editing-cycles>
    <meta:generator>OpenOffice.org/3.0$Linux OpenOffice.org_project/300m9$Build-9358</meta:generator>
    <meta:document-statistic meta:object-count="108"/>
    <meta:user-defined meta:name="Info 1"/>
    <meta:user-defined meta:name="Info 2"/>
    <meta:user-defined meta:name="Info 3"/>
    <meta:user-defined meta:name="Info 4"/>
  </office:meta>
</office:document-meta>
</file>